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0dc15c" officeooo:paragraph-rsid="000dc15c"/>
    </style:style>
    <style:style style:name="P3" style:family="paragraph" style:parent-style-name="Text_20_body" style:list-style-name="L1">
      <style:paragraph-properties fo:text-align="justify" style:justify-single-word="false"/>
      <style:text-properties officeooo:rsid="000dc15c" officeooo:paragraph-rsid="000dc15c"/>
    </style:style>
    <style:style style:name="P4" style:family="paragraph" style:parent-style-name="Text_20_body" style:list-style-name="L1">
      <style:text-properties fo:font-size="14pt" officeooo:rsid="000dc15c" officeooo:paragraph-rsid="000dc15c" style:font-size-asian="14pt" style:font-size-complex="14pt"/>
    </style:style>
    <style:style style:name="P5" style:family="paragraph" style:parent-style-name="Text_20_body" style:list-style-name="L2">
      <style:paragraph-properties fo:text-align="center" style:justify-single-word="false"/>
      <style:text-properties fo:font-size="10pt" officeooo:rsid="00131336" officeooo:paragraph-rsid="00131336" style:font-size-asian="10pt" style:font-size-complex="10pt"/>
    </style:style>
    <style:style style:name="P6" style:family="paragraph" style:parent-style-name="Text_20_body" style:list-style-name="L1">
      <style:paragraph-properties fo:text-align="center" style:justify-single-word="false"/>
      <style:text-properties fo:font-size="10pt" officeooo:rsid="000e9089" officeooo:paragraph-rsid="000e9089" style:font-size-asian="8.75pt" style:font-size-complex="10pt"/>
    </style:style>
    <style:style style:name="P7" style:family="paragraph" style:parent-style-name="Text_20_body" style:list-style-name="L2">
      <style:paragraph-properties fo:text-align="center" style:justify-single-word="false"/>
      <style:text-properties fo:font-size="10pt" officeooo:rsid="0014a699" officeooo:paragraph-rsid="0014a699" style:font-size-asian="8.75pt" style:font-size-complex="10pt"/>
    </style:style>
    <style:style style:name="P8" style:family="paragraph" style:parent-style-name="Text_20_body" style:list-style-name="L1">
      <style:paragraph-properties fo:text-align="center" style:justify-single-word="false"/>
      <style:text-properties officeooo:paragraph-rsid="000dc15c"/>
    </style:style>
    <style:style style:name="P9" style:family="paragraph" style:parent-style-name="Text_20_body" style:list-style-name="L1">
      <style:paragraph-properties fo:text-align="justify" style:justify-single-word="false"/>
      <style:text-properties officeooo:paragraph-rsid="000e9089"/>
    </style:style>
    <style:style style:name="P10" style:family="paragraph" style:parent-style-name="Text_20_body" style:list-style-name="L1">
      <style:paragraph-properties fo:text-align="justify" style:justify-single-word="false"/>
      <style:text-properties fo:font-size="12pt" officeooo:rsid="0011e076" officeooo:paragraph-rsid="0011e076" style:font-size-asian="10.5pt" style:font-size-complex="12pt"/>
    </style:style>
    <style:style style:name="P11" style:family="paragraph" style:parent-style-name="Text_20_body" style:list-style-name="L2">
      <style:text-properties fo:font-size="12pt" officeooo:rsid="00131336" officeooo:paragraph-rsid="00131336" style:font-size-asian="10.5pt" style:font-size-complex="12pt"/>
    </style:style>
    <style:style style:name="P12" style:family="paragraph" style:parent-style-name="Text_20_body" style:list-style-name="L2">
      <style:paragraph-properties fo:text-align="justify" style:justify-single-word="false"/>
      <style:text-properties fo:font-size="12pt" officeooo:rsid="00131336" officeooo:paragraph-rsid="00131336" style:font-size-asian="10.5pt" style:font-size-complex="12pt"/>
    </style:style>
    <style:style style:name="P13" style:family="paragraph" style:parent-style-name="Text_20_body" style:list-style-name="L2">
      <style:paragraph-properties fo:text-align="justify" style:justify-single-word="false"/>
      <style:text-properties fo:font-size="12pt" officeooo:rsid="0014a699" officeooo:paragraph-rsid="0014a699" style:font-size-asian="10.5pt" style:font-size-complex="12pt"/>
    </style:style>
    <style:style style:name="P14" style:family="paragraph" style:parent-style-name="Text_20_body" style:list-style-name="L2">
      <style:text-properties officeooo:paragraph-rsid="0011e076"/>
    </style:style>
    <style:style style:name="P15" style:family="paragraph" style:parent-style-name="Text_20_body" style:list-style-name="L1">
      <style:paragraph-properties fo:margin-top="0cm" fo:margin-bottom="0cm" loext:contextual-spacing="false"/>
    </style:style>
    <style:style style:name="P16" style:family="paragraph" style:parent-style-name="Text_20_body" style:list-style-name="L1">
      <style:paragraph-properties fo:margin-top="0cm" fo:margin-bottom="0cm" loext:contextual-spacing="false"/>
      <style:text-properties fo:font-size="14pt" officeooo:rsid="000dc15c" officeooo:paragraph-rsid="000dc15c" style:font-size-asian="14pt" style:font-size-complex="14pt"/>
    </style:style>
    <style:style style:name="P17" style:family="paragraph" style:parent-style-name="Text_20_body" style:list-style-name="L2">
      <style:paragraph-properties fo:margin-top="0cm" fo:margin-bottom="0cm" loext:contextual-spacing="false"/>
    </style:style>
    <style:style style:name="P18" style:family="paragraph" style:parent-style-name="Text_20_body" style:list-style-name="L1">
      <style:paragraph-properties fo:text-align="justify" style:justify-single-word="false" fo:break-before="page"/>
      <style:text-properties fo:font-size="14pt" officeooo:rsid="0011e076" officeooo:paragraph-rsid="0011e076" style:font-size-asian="12.25pt" style:font-size-complex="14pt"/>
    </style:style>
    <style:style style:name="T1" style:family="text">
      <style:text-properties officeooo:rsid="000dc15c"/>
    </style:style>
    <style:style style:name="T2" style:family="text">
      <style:text-properties fo:font-weight="bold" style:font-weight-asian="bold" style:font-weight-complex="bold"/>
    </style:style>
    <style:style style:name="T3" style:family="text">
      <style:text-properties fo:font-weight="bold" officeooo:rsid="0014a699"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31336" style:font-weight-asian="normal" style:font-weight-complex="normal"/>
    </style:style>
    <style:style style:name="T6" style:family="text">
      <style:text-properties fo:font-weight="normal" officeooo:rsid="0011e076" style:font-weight-asian="normal" style:font-weight-complex="normal"/>
    </style:style>
    <style:style style:name="T7" style:family="text">
      <style:text-properties fo:font-weight="normal" officeooo:rsid="0014a699" style:font-weight-asian="normal" style:font-weight-complex="normal"/>
    </style:style>
    <style:style style:name="T8" style:family="text">
      <style:text-properties fo:font-size="10pt" fo:font-weight="normal" officeooo:rsid="000dc15c" style:font-size-asian="10pt" style:font-weight-asian="normal" style:font-size-complex="10pt" style:font-weight-complex="normal"/>
    </style:style>
    <style:style style:name="T9" style:family="text">
      <style:text-properties fo:font-size="12pt" fo:font-weight="normal" style:font-size-asian="10.5pt" style:font-weight-asian="normal" style:font-size-complex="12pt" style:font-weight-complex="normal"/>
    </style:style>
    <style:style style:name="T10" style:family="text">
      <style:text-properties fo:font-size="12pt" fo:font-weight="normal" officeooo:rsid="000e9089" style:font-size-asian="10.5pt" style:font-weight-asian="normal" style:font-size-complex="12pt" style:font-weight-complex="normal"/>
    </style:style>
    <style:style style:name="T11" style:family="text">
      <style:text-properties fo:font-size="12pt" fo:font-weight="normal" officeooo:rsid="00101701" style:font-size-asian="10.5pt" style:font-weight-asian="normal" style:font-size-complex="12pt" style:font-weight-complex="normal"/>
    </style:style>
    <style:style style:name="T12" style:family="text">
      <style:text-properties fo:font-size="14pt" fo:font-weight="normal" officeooo:rsid="0011e076" style:font-size-asian="12.25pt" style:font-weight-asian="normal" style:font-size-complex="14pt" style:font-weight-complex="normal"/>
    </style:style>
    <style:style style:name="T13" style:family="text">
      <style:text-properties officeooo:rsid="00131336"/>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430144828105787739" text:style-name="L1">
        <text:list-header>
          <text:p text:style-name="P16">Tasks for Part II</text:p>
        </text:list-header>
        <text:list-item>
          <text:p text:style-name="P15">a) What is the risk of melt-down in the power plant during a day if no observations have been made? What if there is icy weather? </text:p>
        </text:list-item>
        <text:list-item>
          <text:p text:style-name="P15">b) Suppose that both warning sensors indicate failure. What is the risk of a meltdown in that case? Compare this result with the risk of a melt-down when there is an actual pump failure and water leak. What is the difference? The answers must be expressed as conditional probabilities of the observed variables, P(Meltdown|...). </text:p>
        </text:list-item>
        <text:list-item>
          <text:p text:style-name="P15">c) The conditional probabilities for the stochastic variables are often estimated by repeated experiments or observations. Why is it sometimes very difficult to get accurate numbers for these? What conditional <text:span text:style-name="T1">probabilities</text:span> in the model of the plant do you think are difficult or impossible to estimate? </text:p>
        </text:list-item>
        <text:list-item>
          <text:p text:style-name="P1">d) Assume that the "IcyWeather" variable is changed to a more accurate "Temperature" variable instead (don't change your model). What are the different alternatives for the domain of this variable? What will happen with the probability distribution of P(WaterLeak | Temperature) in each alternative?</text:p>
          <text:p text:style-name="P4">Answers for Part II</text:p>
        </text:list-item>
        <text:list-item>
          <text:p text:style-name="P2">a) If no observations have been made, we can't know the value of any of the variables. So looking to the Bayesian network we can say that the probability of a melt-down is <text:s/><text:span text:style-name="T2">0'03</text:span><text:span text:style-name="T4">. On the other hand, if we know that there is icy weather, we should change the value of IcyWeather to true. After making this change, we can observe that the probability for a melt-down has not changed, it's </text:span><text:span text:style-name="T2">0'03</text:span><text:span text:style-name="T4">.</text:span></text:p>
        </text:list-item>
        <text:list-item>
          <text:p text:style-name="P2"><text:span text:style-name="T4">b) If both warning sensors indicate failure, we must change their variables to true. After doing this, we can observe that the probability for a melt-down is </text:span><text:span text:style-name="T2">0'15</text:span><text:span text:style-name="T4">. In the other hand, if there has been a Pump Failure and a Water Leak, we can see that the probability for a melt-down is bigger (</text:span><text:span text:style-name="T2">0'20</text:span><text:span text:style-name="T4">). </text:span></text:p>
          <text:p text:style-name="P8"><text:span text:style-name="T8">P(Meltdown | PumpFailure, WaterLeak) &gt; P(Meltdown | PumpFailureWarning, WaterLeakWarning)</text:span></text:p>
        </text:list-item>
        <text:list-item>
          <text:p text:style-name="P3"><text:span text:style-name="T9">c) </text:span><text:span text:style-name="T11">That is because we need to repeat the process many times to get he result but, sometimes, out model oversimplifies the real situation. This could be because we don't have enough knowledge or because the computation is too difficult. In our model all the probabilities are able to estimate with relatively ease.</text:span></text:p>
        </text:list-item>
        <text:list-item>
          <text:p text:style-name="P9"><text:span text:style-name="T10">d) If we change the IcyWeather variable to Temperature, we should estimate if the given Temperature is considered to be “Icy”. For example, we could say that every temperature below 5 </text:span><text:span text:style-name="T9">°C </text:span><text:span text:style-name="T10">is considered to be “icy” so we would measure the probability of the temperature been higher or lower than 5 °C. </text:span></text:p>
          <text:p text:style-name="P6"><text:span text:style-name="T4">P(Meltdown | temperature &lt; 5) <text:s/>= P(Meltdown | IcyWeather)</text:span></text:p>
          <text:p text:style-name="P6"><text:span text:style-name="T4">P(Meltdown | temperature &gt;= 5) = P(Meltdown | ~IcyWeather)</text:span></text:p>
          <text:p text:style-name="P18"><text:span text:style-name="T4">Tasks for Part III</text:span></text:p>
        </text:list-item>
        <text:list-item>
          <text:p text:style-name="P10"><text:span text:style-name="T5">a) </text:span><text:span text:style-name="T4">During the lunch break, the owner tries to show off for his employees by demonstrating the many features of his car stereo. To everyone's disappointment, it doesn't work. How did the owner's chances of surviving the day change after this observation? </text:span></text:p>
        </text:list-item>
        <text:list-item text:style-override="L2">
          <text:p text:style-name="P17"><text:span text:style-name="T13">b) </text:span>The owner buys a new bicycle that he brings to work every day. The bicycle has the following properties: </text:p>
          <text:list text:style-name="L2">
            <text:list-item>
              <text:p text:style-name="P17">P(bicycle_works) = 0.9 </text:p>
            </text:list-item>
            <text:list-item>
              <text:p text:style-name="P17">P(survives | ¬moves ∧ melt-down ∧ bicycle_works) = 0.6 </text:p>
            </text:list-item>
            <text:list-item>
              <text:p text:style-name="P17">P(survives | moves ∧ melt-down ∧ bicycle_works) = 0.9 </text:p>
            </text:list-item>
          </text:list>
          <text:p text:style-name="P17">How does the bicycle change the owner's chances of survival? </text:p>
        </text:list-item>
        <text:list-item text:style-override="L2">
          <text:p text:style-name="P14"><text:span text:style-name="T13">c) </text:span>It is possible to model any function in propositional logic with Bayesian Networks. What does this fact say about the complexity of exact inference in Bayesian Networks? What alternatives are there to exact inference? </text:p>
          <text:p text:style-name="P14"><text:span text:style-name="T12">Answers for Part III</text:span></text:p>
        </text:list-item>
        <text:list-item text:style-override="L2">
          <text:p text:style-name="P11"><text:span text:style-name="T6">a</text:span><text:span text:style-name="T4">) As the radio doesn't work, there is a chance that the cause is that the battery is not working and the car won't move. Because this, there is a small decrement on the probability of the owner to survive. </text:span></text:p>
          <text:p text:style-name="P5"><text:span text:style-name="T4">P(OwnerSurvives) = 0'99</text:span></text:p>
          <text:p text:style-name="P5"><text:span text:style-name="T4">P(OwnerSurvives | ~RadioWorks) = 0'98</text:span></text:p>
        </text:list-item>
        <text:list-item text:style-override="L2">
          <text:p text:style-name="P12"><text:span text:style-name="T4">b) </text:span><text:span text:style-name="T7">With the bicycle added, the chances of the owner to survive increase to </text:span><text:span text:style-name="T3">1'0</text:span><text:span text:style-name="T7">.</text:span></text:p>
          <text:p text:style-name="P7"><text:span text:style-name="T4">P(OwnerSurvices) = 1</text:span></text:p>
        </text:list-item>
        <text:list-item text:style-override="L2">
          <text:p text:style-name="P13"><text:span text:style-name="T4">c)</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5:28:36.641096080</meta:creation-date>
    <dc:date>2016-09-20T16:48:49.372728785</dc:date>
    <meta:editing-duration>PT44M8S</meta:editing-duration>
    <meta:editing-cycles>4</meta:editing-cycles>
    <meta:generator>LibreOffice/5.0.3.2$Linux_X86_64 LibreOffice_project/00m0$Build-2</meta:generator>
    <meta:document-statistic meta:table-count="0" meta:image-count="0" meta:object-count="0" meta:page-count="2" meta:paragraph-count="28" meta:word-count="670" meta:character-count="3816" meta:non-whitespace-character-count="3187"/>
  </office:meta>
</office:document-meta>
</file>